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1e1" officeooo:paragraph-rsid="0012d1e1"/>
    </style:style>
    <style:style style:name="P2" style:family="paragraph" style:parent-style-name="Standard">
      <style:text-properties officeooo:rsid="0012d1e1" officeooo:paragraph-rsid="0013d00a"/>
    </style:style>
    <style:style style:name="P3" style:family="paragraph" style:parent-style-name="Standard">
      <style:text-properties officeooo:rsid="0013aa7a" officeooo:paragraph-rsid="0013aa7a"/>
    </style:style>
    <style:style style:name="P4" style:family="paragraph" style:parent-style-name="Standard">
      <style:text-properties officeooo:rsid="0013d00a" officeooo:paragraph-rsid="0013d00a"/>
    </style:style>
    <style:style style:name="P5" style:family="paragraph" style:parent-style-name="Standard">
      <style:text-properties officeooo:rsid="00162b0e" officeooo:paragraph-rsid="00162b0e"/>
    </style:style>
    <style:style style:name="P6" style:family="paragraph" style:parent-style-name="Standard">
      <style:text-properties officeooo:rsid="00174335" officeooo:paragraph-rsid="00174335"/>
    </style:style>
    <style:style style:name="P7" style:family="paragraph" style:parent-style-name="Standard">
      <style:text-properties officeooo:rsid="0018f87e" officeooo:paragraph-rsid="0018f87e"/>
    </style:style>
    <style:style style:name="T1" style:family="text">
      <style:text-properties officeooo:rsid="0013d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1, ops_sai_hostint_netdev_create</text:p>
      <text:p text:style-name="P3">目前该函数一定会失败，因为ops-linux kernel没有支持tap，我们直接返回成功，目前不影响二层。</text:p>
      <text:p text:style-name="P1"/>
      <text:p text:style-name="P1"/>
      <text:p text:style-name="P2">2， <text:span text:style-name="T1">ops_sai_port_config_set</text:span></text:p>
      <text:p text:style-name="P2">不要<text:span text:style-name="T1">check status，直接配置up/down，目前配置speed可能失败，sdk要求serdis切换来完成10G到1G的配置。</text:span></text:p>
      <text:p text:style-name="P2"/>
      <text:p text:style-name="P4">3， ops_sai_api_init</text:p>
      <text:p text:style-name="P4">不要init_port，目前该函数一定会失败，它内部使用get_lan来获取gport信息，且此时我们的api还没有挂上去。后续要在sai_switch_init的时候直接把port/interface等模块的init信息。</text:p>
      <text:p text:style-name="P6">switch_init的地一个参数改成0，用于SDK的profileid，目前SDK只支持0，default profile。</text:p>
      <text:p text:style-name="P4"/>
      <text:p text:style-name="P5">4, __get_port_lable_id</text:p>
      <text:p text:style-name="P5">该函数用于获取gport，目前直接返回0，保证不要挂。</text:p>
      <text:p text:style-name="P5"/>
      <text:p text:style-name="P5">5， ops_sai_api_hw_id2port_id</text:p>
      <text:p text:style-name="P5">该函数用于获取port_oid，直接改写，通过yaml配置正确的gport完成。</text:p>
      <text:p text:style-name="P5"/>
      <text:p text:style-name="P7">6, <text:s/>__set_hw_intf_info</text:p>
      <text:p text:style-name="P7">直接注释掉log_exit，让初始化完成，否则初始化失败导致进程一直在create if。</text:p>
      <text:p text:style-name="P7">此处失败是因为sai没有支持neg_mode。</text:p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45:01.237312566</meta:creation-date>
    <dc:date>2016-05-20T15:34:00.095361815</dc:date>
    <meta:editing-duration>P2DT1H11M3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74" meta:character-count="580" meta:non-whitespace-character-count="569"/>
  </office:meta>
</office:document-meta>
</file>